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c9d33"/>
    </style:style>
    <style:style style:name="P2" style:family="paragraph" style:parent-style-name="Heading_20_3">
      <style:text-properties officeooo:rsid="000c9d33"/>
    </style:style>
    <style:style style:name="P3" style:family="paragraph" style:parent-style-name="Heading_20_2">
      <style:text-properties officeooo:rsid="000c9d33"/>
    </style:style>
    <style:style style:name="P4" style:family="paragraph" style:parent-style-name="Heading_20_2">
      <style:text-properties officeooo:rsid="000c9d33" officeooo:paragraph-rsid="000d3031"/>
    </style:style>
    <style:style style:name="P5" style:family="paragraph" style:parent-style-name="Text_20_body">
      <style:text-properties officeooo:rsid="000c9d33"/>
    </style:style>
    <style:style style:name="P6" style:family="paragraph" style:parent-style-name="Text_20_body">
      <style:text-properties officeooo:rsid="000c9d33" officeooo:paragraph-rsid="000e9dc2"/>
    </style:style>
    <style:style style:name="P7" style:family="paragraph" style:parent-style-name="Text_20_body">
      <style:text-properties officeooo:rsid="000c9d33" officeooo:paragraph-rsid="00105c22"/>
    </style:style>
    <style:style style:name="P8" style:family="paragraph" style:parent-style-name="Text_20_body">
      <style:text-properties officeooo:rsid="000d3031" officeooo:paragraph-rsid="000d3031"/>
    </style:style>
    <style:style style:name="P9" style:family="paragraph" style:parent-style-name="Text_20_body">
      <style:text-properties officeooo:paragraph-rsid="000e9dc2"/>
    </style:style>
    <style:style style:name="T1" style:family="text">
      <style:text-properties officeooo:rsid="000c9d33"/>
    </style:style>
    <style:style style:name="T2" style:family="text">
      <style:text-properties officeooo:rsid="000e9d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eses Firefox-Profil hat gegenüber den Standardeinstellungen folgende Einstellungen verändert:</text:p>
      <text:h text:style-name="P1" text:outline-level="1">Einstellungen</text:h>
      <text:h text:style-name="P3" text:outline-level="2">Allgemein</text:h>
      <text:p text:style-name="P5">☐ Warnen, wenn mehrere Tabs geschlossen werden</text:p>
      <text:h text:style-name="P3" text:outline-level="2">Datenschutz</text:h>
      <text:p text:style-name="P5">Firefox wird eine Chronik: nach benutzerdefinierten Einstellungen anlegen</text:p>
      <text:p text:style-name="Text_20_body"><text:span text:style-name="T1">☐ Cookies von Drittanbietern akzeptieren</text:span></text:p>
      <text:p text:style-name="P5">Behalten, bis: Firefox geschlossen wird</text:p>
      <text:p text:style-name="Text_20_body">☑ Die Chro<text:span text:style-name="T1">nik löschen, wenn Firefox geschlossen wird</text:span></text:p>
      <text:h text:style-name="P2" text:outline-level="3">Einstellungen für das Löschen der Chronik:</text:h>
      <text:p text:style-name="P6">☐ Besuchte Seiten</text:p>
      <text:p text:style-name="P9"><text:span text:style-name="T1">☐ Download-Chronik </text:span><text:span text:style-name="T2">deaktiviert</text:span></text:p>
      <text:p text:style-name="P6">☐ Eingegebene Suchbegriffe &amp; Formulardaten</text:p>
      <text:p text:style-name="P6">☑ Cookies <text:span text:style-name="T2">aktiviert</text:span></text:p>
      <text:p text:style-name="P6">☑ Aktive Logins</text:p>
      <text:p text:style-name="P6">☑ Cache</text:p>
      <text:p text:style-name="P6">☐ Gespeicherte Passwörter</text:p>
      <text:p text:style-name="P6">☐ Website-Einstellungen</text:p>
      <text:p text:style-name="P6">☐ Offline-Website-Daten</text:p>
      <text:h text:style-name="P4" text:outline-level="2">Erweitert</text:h>
      <text:h text:style-name="P2" text:outline-level="3">Datenübermittlung</text:h>
      <text:p text:style-name="P7">☐ Telemetrie aktivieren</text:p>
      <text:p text:style-name="P7">☐ Firefox-Statusbericht</text:p>
      <text:p text:style-name="P7">☐ Absturz-Melder aktivieren</text:p>
      <text:h text:style-name="P1" text:outline-level="1">Add-ons</text:h>
      <text:h text:style-name="P3" text:outline-level="2">HTTPS Everywhere</text:h>
      <text:p text:style-name="P8">SSL Observatory deaktiviert</text:p>
      <text:h text:style-name="P3" text:outline-level="2">Adblock Plus</text:h>
      <text:p text:style-name="P8">Auch nicht aufdringliche Werbung blockieren</text:p>
      <text:p text:style-name="P8">Filterlisten: EasyList Germany + EasyList, EasyPrivacy, Disable Malware, Fanboy’s Social Blocking List</text:p>
      <text:h text:style-name="P3" text:outline-level="2">Element Hiding Helper für Adblock Plus</text:h>
      <text:p text:style-name="P8">Eigene Filter, um die Chrome-Werbung, Windows-8-Funktionen und Meldung über Cookies auf der Google-Website zu blocki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109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109cm" style:contextual-spacing="false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4S</meta:editing-duration>
    <meta:editing-cycles>7</meta:editing-cycles>
    <meta:generator>LibreOffice/4.0.3.3$Windows_x86 LibreOffice_project/0eaa50a932c8f2199a615e1eb30f7ac74279539</meta:generator>
    <dc:date>2013-05-26T19:46:10.60</dc:date>
    <meta:document-statistic meta:table-count="0" meta:image-count="0" meta:object-count="0" meta:page-count="1" meta:paragraph-count="32" meta:word-count="133" meta:character-count="1085" meta:non-whitespace-character-count="984"/>
    <meta:user-defined meta:name="Info 1"/>
    <meta:user-defined meta:name="Info 2"/>
    <meta:user-defined meta:name="Info 3"/>
    <meta:user-defined meta:name="Info 4"/>
  </office:meta>
</office:document-meta>
</file>